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table:style-name="ce1" office:value-type="float" office:value="0.000000000901">
            <text:p>9.01E-010</text:p>
          </table:table-cell>
          <table:table-cell table:style-name="ce1" office:value-type="float" office:value="0.000000000185">
            <text:p>1.85E-010</text:p>
          </table:table-cell>
          <table:table-cell table:style-name="ce1" office:value-type="float" office:value="0.000000000122">
            <text:p>1.22E-010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A4]*(26+[.B4]*64)" office:value-type="float" office:value="14100">
            <text:p>14100</text:p>
          </table:table-cell>
          <table:table-cell table:formula="of:=[.A4]*[.B4]" office:value-type="float" office:value="200">
            <text:p>200</text:p>
          </table:table-cell>
          <table:table-cell table:formula="of:=A+[.A4]*(B+[.B4]*D)" office:value-type="float" office:value="0.000000034551">
            <text:p>3.4551E-008</text:p>
          </table:table-cell>
          <table:table-cell table:formula="of:=[.C4]/[.E4]" office:value-type="float" office:value="408092385169.749">
            <text:p>4.08E+011</text:p>
          </table:table-cell>
          <table:table-cell table:formula="of:=[.D4]/[.E4]" office:value-type="float" office:value="5788544470.49289">
            <text:p>5.79E+009</text:p>
          </table:table-cell>
          <table:table-cell table:formula="of:=[.E4]/([.A4]*[.B4])" office:value-type="float" office:value="0.000000000172755">
            <text:p>1.72755E-01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formula="of:=[.A5]*(26+[.B5]*64)" office:value-type="float" office:value="28200">
            <text:p>28200</text:p>
          </table:table-cell>
          <table:table-cell table:formula="of:=[.A5]*[.B5]" office:value-type="float" office:value="400">
            <text:p>400</text:p>
          </table:table-cell>
          <table:table-cell table:formula="of:=A+[.A5]*(B+[.B5]*D)" office:value-type="float" office:value="0.000000068201">
            <text:p>6.8201E-008</text:p>
          </table:table-cell>
          <table:table-cell table:formula="of:=[.C5]/[.E5]" office:value-type="float" office:value="413483673259.923">
            <text:p>4.13E+011</text:p>
          </table:table-cell>
          <table:table-cell table:formula="of:=[.D5]/[.E5]" office:value-type="float" office:value="5865016641.98472">
            <text:p>5.87E+009</text:p>
          </table:table-cell>
          <table:table-cell table:formula="of:=[.E5]/([.A5]*[.B5])" office:value-type="float" office:value="0.0000000001705025">
            <text:p>1.705025E-01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formula="of:=[.A6]*(26+[.B6]*64)" office:value-type="float" office:value="26900">
            <text:p>26900</text:p>
          </table:table-cell>
          <table:table-cell table:formula="of:=[.A6]*[.B6]" office:value-type="float" office:value="400">
            <text:p>400</text:p>
          </table:table-cell>
          <table:table-cell table:formula="of:=A+[.A6]*(B+[.B6]*D)" office:value-type="float" office:value="0.000000058951">
            <text:p>0.000000059</text:p>
          </table:table-cell>
          <table:table-cell table:formula="of:=[.C6]/[.E6]" office:value-type="float" office:value="456311173686.621">
            <text:p>4.56E+011</text:p>
          </table:table-cell>
          <table:table-cell table:formula="of:=[.D6]/[.E6]" office:value-type="float" office:value="6785296262.99808">
            <text:p>6.79E+009</text:p>
          </table:table-cell>
          <table:table-cell table:formula="of:=[.E6]/([.A6]*[.B6])" office:value-type="float" office:value="0.0000000001473775">
            <text:p>1.473775E-01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formula="of:=[.A7]*(26+[.B7]*64)" office:value-type="float" office:value="53800">
            <text:p>53800</text:p>
          </table:table-cell>
          <table:table-cell table:formula="of:=[.A7]*[.B7]" office:value-type="float" office:value="800">
            <text:p>800</text:p>
          </table:table-cell>
          <table:table-cell table:formula="of:=A+[.A7]*(B+[.B7]*D)" office:value-type="float" office:value="0.000000117001">
            <text:p>0.000000117</text:p>
          </table:table-cell>
          <table:table-cell table:formula="of:=[.C7]/[.E7]" office:value-type="float" office:value="459825129699.746">
            <text:p>4.60E+011</text:p>
          </table:table-cell>
          <table:table-cell table:formula="of:=[.D7]/[.E7]" office:value-type="float" office:value="6837548397.02225">
            <text:p>6.84E+009</text:p>
          </table:table-cell>
          <table:table-cell table:formula="of:=[.E7]/([.A7]*[.B7])" office:value-type="float" office:value="0.00000000014625125">
            <text:p>1.4625125E-010</text:p>
          </table:table-cell>
        </table:table-row>
        <table:table-row table:style-name="ro1" table:number-rows-repeated="1048568">
          <table:table-cell table:number-columns-repeated="8"/>
        </table:table-row>
        <table:table-row table:style-name="ro1">
          <table:table-cell table:number-columns-repeated="8"/>
        </table:table-row>
        <table:named-expressions>
          <table:named-expression table:name="cc" table:base-cell-address="$Sheet1.$A$1" table:expression=""/>
        </table:named-expressions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>
        <table:named-range table:name="A" table:base-cell-address="$Sheet1.$A$1" table:cell-range-address="$Sheet1.$A$1"/>
        <table:named-range table:name="B" table:base-cell-address="$Sheet1.$B$1" table:cell-range-address="$Sheet1.$B$1"/>
        <table:named-range table:name="D" table:base-cell-address="$Sheet1.$C$1" table:cell-range-address="$Sheet1.$C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2T18:19:00</meta:creation-date>
    <dc:date>2013-04-12T18:33:54</dc:date>
    <meta:editing-duration>PT3M19S</meta:editing-duration>
    <meta:editing-cycles>2</meta:editing-cycles>
    <meta:generator>LibreOffice/3.5$Linux_X86_64 LibreOffice_project/350m1$Build-2</meta:generator>
    <meta:document-statistic meta:table-count="3" meta:cell-count="35" meta:object-count="0"/>
  </office:meta>
</office:document-meta>
</file>